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900BB8ABC2A5202.png" manifest:media-type="image/png"/>
  <manifest:file-entry manifest:full-path="Pictures/1000020100000556000003004B090461D3F8F83B.png" manifest:media-type="image/png"/>
  <manifest:file-entry manifest:full-path="Pictures/1000020100000556000003008B9B965582C241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-0.185cm" svg:y="1.307cm" svg:width="17cm" svg:height="9.557cm" draw:z-index="1"><draw:image xlink:href="Pictures/1000020100000556000003008B9B965582C241B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106cm" svg:y="1.157cm" svg:width="17cm" svg:height="9.557cm" draw:z-index="0"><draw:image xlink:href="Pictures/1000020100000556000003004B090461D3F8F83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423cm" svg:y="0.767cm" svg:width="17cm" svg:height="9.557cm" draw:z-index="2"><draw:image xlink:href="Pictures/100002010000055600000300F900BB8ABC2A52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3:22:21.100527783</meta:creation-date>
    <dc:date>2020-09-15T13:24:52.274777022</dc:date>
    <meta:editing-duration>PT2M34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4.5.2$Linux_X86_64 LibreOffice_project/40$Build-2</meta:generator>
  </office:meta>
</office:document-meta>
</file>